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654cm" svg:height="10.208cm" svg:x="5.707cm" svg:y="5.4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34:36.155000000</meta:creation-date>
    <dc:date>2017-02-16T14:38:30.100000000</dc:date>
    <meta:editing-duration>PT36S</meta:editing-duration>
    <meta:editing-cycles>2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0">
      <style:chart-properties chart:display-label="true" chart:logarithmic="false" chart:origin="0" chart:gap-width="150" chart:text-overlap="true" chart:reverse-direction="false" text:line-break="false" loext:try-staggering-first="false" chart:link-data-style-to-source="false" chart:axis-position="start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0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655cm" svg:height="10.209cm" xlink:href="." xlink:type="simple" chart:class="chart:bar" chart:style-name="ch1">
        <chart:title svg:x="7.003cm" svg:y="0.358cm" chart:style-name="ch2">
          <text:p>Annaul Revenue</text:p>
        </chart:title>
        <chart:plot-area chart:style-name="ch3" chart:data-source-has-labels="both" svg:x="0.906cm" svg:y="1.389cm" svg:width="13.863cm" svg:height="6.604cm">
          <chartooo:coordinate-region svg:x="3.486cm" svg:y="1.562cm" svg:width="11.283cm" svg:height="5.837cm"/>
          <chart:axis chart:dimension="x" chart:name="primary-x" chart:style-name="ch4" chartooo:axis-type="auto">
            <chartooo:date-scale/>
            <chart:title svg:x="7.237cm" svg:y="8.197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0.065cm" svg:y="5.555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